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path draw:style-name="gr1" draw:layer="layout" svg:width="1.6cm" svg:height="1.2cm" svg:x="0.2cm" svg:y="0.4cm" svg:viewBox="0 0 1601 1201" svg:d="m0 600c0 0 200 601 400 601s600-1201 800-1201 401 600 401 6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sine</dc:title>
    <meta:creation-date>2011-02-07T17:10:0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